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f435" officeooo:paragraph-rsid="0019f43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3dbc" officeooo:paragraph-rsid="001b3d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11f78" officeooo:paragraph-rsid="00211f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2646c" officeooo:paragraph-rsid="0022646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3a13e" officeooo:paragraph-rsid="0023a13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39e4a4" officeooo:paragraph-rsid="0039e4a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39e4a4" officeooo:paragraph-rsid="003aed5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ad887" officeooo:paragraph-rsid="001ad88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b3dbc" officeooo:paragraph-rsid="001b3dbc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b3dbc" officeooo:paragraph-rsid="00211f78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b3dbc" officeooo:paragraph-rsid="0022646c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b3dbc" officeooo:paragraph-rsid="0027704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b3dbc" officeooo:paragraph-rsid="0029e4b8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b3dbc" officeooo:paragraph-rsid="003aed58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fc86f" officeooo:paragraph-rsid="001fc86f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22646c" officeooo:paragraph-rsid="0023a13e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22646c" officeooo:paragraph-rsid="002401ba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2401ba" officeooo:paragraph-rsid="002401ba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39e4a4" officeooo:paragraph-rsid="0039e4a4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39e4a4" officeooo:paragraph-rsid="003aed58" style:font-size-asian="16pt" style:font-weight-asian="normal" style:font-size-complex="16pt" style:font-weight-complex="normal"/>
    </style:style>
    <style:style style:name="T1" style:family="text">
      <style:text-properties officeooo:rsid="001ad8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a13e" style:font-weight-asian="bold" style:font-weight-complex="bold"/>
    </style:style>
    <style:style style:name="T4" style:family="text">
      <style:text-properties fo:font-weight="bold" officeooo:rsid="002401ba" style:font-weight-asian="bold" style:font-weight-complex="bold"/>
    </style:style>
    <style:style style:name="T5" style:family="text">
      <style:text-properties fo:font-weight="bold" officeooo:rsid="00277047" style:font-weight-asian="bold" style:font-weight-complex="bold"/>
    </style:style>
    <style:style style:name="T6" style:family="text">
      <style:text-properties officeooo:rsid="001ea0a3"/>
    </style:style>
    <style:style style:name="T7" style:family="text">
      <style:text-properties officeooo:rsid="002089ea"/>
    </style:style>
    <style:style style:name="T8" style:family="text">
      <style:text-properties officeooo:rsid="00210387"/>
    </style:style>
    <style:style style:name="T9" style:family="text">
      <style:text-properties officeooo:rsid="00211f78"/>
    </style:style>
    <style:style style:name="T10" style:family="text">
      <style:text-properties officeooo:rsid="0022646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bc808" style:font-weight-asian="normal" style:font-weight-complex="normal"/>
    </style:style>
    <style:style style:name="T13" style:family="text">
      <style:text-properties fo:font-weight="normal" officeooo:rsid="003541d0" style:font-weight-asian="normal" style:font-weight-complex="normal"/>
    </style:style>
    <style:style style:name="T14" style:family="text">
      <style:text-properties fo:font-weight="normal" officeooo:rsid="003672c4" style:font-weight-asian="normal" style:font-weight-complex="normal"/>
    </style:style>
    <style:style style:name="T15" style:family="text">
      <style:text-properties fo:font-weight="normal" officeooo:rsid="0036c94a" style:font-weight-asian="normal" style:font-weight-complex="normal"/>
    </style:style>
    <style:style style:name="T16" style:family="text">
      <style:text-properties fo:font-weight="normal" officeooo:rsid="0037ac2a" style:font-weight-asian="normal" style:font-weight-complex="normal"/>
    </style:style>
    <style:style style:name="T17" style:family="text">
      <style:text-properties officeooo:rsid="0023a13e"/>
    </style:style>
    <style:style style:name="T18" style:family="text">
      <style:text-properties officeooo:rsid="002401ba"/>
    </style:style>
    <style:style style:name="T19" style:family="text">
      <style:text-properties officeooo:rsid="0024408d"/>
    </style:style>
    <style:style style:name="T20" style:family="text">
      <style:text-properties officeooo:rsid="00258c9d"/>
    </style:style>
    <style:style style:name="T21" style:family="text">
      <style:text-properties officeooo:rsid="0026d3e6"/>
    </style:style>
    <style:style style:name="T22" style:family="text">
      <style:text-properties officeooo:rsid="00277047"/>
    </style:style>
    <style:style style:name="T23" style:family="text">
      <style:text-properties officeooo:rsid="0029e4b8"/>
    </style:style>
    <style:style style:name="T24" style:family="text">
      <style:text-properties officeooo:rsid="002eab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de Rede de <text:span text:style-name="T1">Computadores </text:span><text:s/>para uma empresa de Desenvolvimento Web</text:p>
      <text:p text:style-name="P1"/>
      <text:p text:style-name="P2">Projeto Descrição</text:p>
      <text:p text:style-name="P8">O projeto <text:span text:style-name="T20">visa</text:span> a implantação <text:span text:style-name="T19">de uma nova rede</text:span> <text:span text:style-name="T21">de </text:span>cabeamento estruturado, equipamentos de rede e softwares operacionais de segurança.</text:p>
      <text:p text:style-name="P8"/>
      <text:p text:style-name="P4">Descrição da Empresa: <text:span text:style-name="T11">Está empresa de Desenvolvimento Web tem seu segmento no desenvolvimento de </text:span><text:span text:style-name="T13">sites</text:span><text:span text:style-name="T11"> web, </text:span><text:span text:style-name="T12">onde o </text:span><text:span text:style-name="T14">site</text:span><text:span text:style-name="T12"> pode ser vendido e disponibilizado </text:span><text:span text:style-name="T15">ao clientes</text:span><text:span text:style-name="T12">, na qual a hospedagem do </text:span><text:span text:style-name="T16">site</text:span><text:span text:style-name="T12"> é de total responsabilidade da empresa</text:span><text:span text:style-name="T11">. A empresa tem um total de 58 funcionários, sendo: 1 diretor; <text:s/>4 gerentes de projeto; 20 desenvolvedores; 30 suportes técnicos e 3 recepcionistas. </text:span></text:p>
      <text:p text:style-name="P8"/>
      <text:p text:style-name="P11"><text:span text:style-name="T2">Necessidade do cliente</text:span>: Este projeto visa suprir as necessidades de clientes: do ramo de programação (<text:span text:style-name="T10">desenvolvedores</text:span>) que necessitam do acesso distribuiído de internet; gerentes de projetos, que são responsáveis pela criação dos projetos web; suportes técnicos que prestam suportes <text:span text:style-name="T7">remotos</text:span> aos <text:s/>clientes da empresa, onde também necessitam de acesso distribuído para prestar suporte além de gerenciar contas dos usuários da rede.</text:p>
      <text:p text:style-name="P8"/>
      <text:p text:style-name="P2">Local <text:span text:style-name="T8">de Implatanção</text:span></text:p>
      <text:p text:style-name="P9">O local de implantação do projeto, é um prédio que possui dois pavimentos, sendo que no pavimento 1 (térreo) estão localizados: <text:span text:style-name="T9">dois banheiros e duas salas. No pavimento 2 estão localizados 5 salas.</text:span></text:p>
      <text:p text:style-name="P9"/>
      <text:p text:style-name="P3">Operacional da Empresa</text:p>
      <text:p text:style-name="P16"><text:span text:style-name="T17">P</text:span>avimento 1</text:p>
      <text:p text:style-name="P16"><text:tab/><text:span text:style-name="T3">S</text:span><text:span text:style-name="T2">ala de recepção </text:span><text:span text:style-name="T3">(RCP)</text:span>: <text:s/><text:span text:style-name="T18">a sala de recepção pode ser identificada pela sigla RCP, </text:span>sala que dá entrada ao prédio.<text:span text:style-name="T17"> Nesta sala são realizados contatos comerciais e o atendimento aos clientes da empresa. </text:span></text:p>
      <text:p text:style-name="P16"/>
      <text:p text:style-name="P16"><text:tab/><text:span text:style-name="T3">Sala de suporte técnico (STC)</text:span><text:span text:style-name="T17">: a sla de suporte técnino pode ser identificada pela sigla STC. Nesta sala são realizados suportes técnicos aos clientes da empresa por telefone ou suporte remoto.</text:span></text:p>
      <text:p text:style-name="P16"/>
      <text:p text:style-name="P17"><text:span text:style-name="T17">P</text:span>avimento <text:span text:style-name="T18">2</text:span><text:tab/></text:p>
      <text:p text:style-name="P17"><text:tab/><text:span text:style-name="T4">Sala de Projeto Publicidade e Design (PPD): </text:span><text:span text:style-name="T18">a sala de projeto </text:span><text:soft-page-break/><text:span text:style-name="T18">publicidade e design pode ser identificada pela sigla PPD. Nesta sala acontece todo o processo de criação do projeto de um sistema web</text:span></text:p>
      <text:p text:style-name="P17"><text:tab/><text:span text:style-name="T4">Sala de Programação (PRG): </text:span><text:span text:style-name="T18">a sala de programação pode ser identificada pela sigla PRG. Nesta sala é realizado o processo de codificação do projeto.</text:span></text:p>
      <text:p text:style-name="P17"/>
      <text:p text:style-name="P14"><text:span text:style-name="T5">Métricas de serviços</text:span>: </text:p>
      <text:p text:style-name="P14"><text:span text:style-name="T6"><text:tab/>→ D</text:span>esempenho <text:span text:style-name="T23">(Necessidade de um bom desempenho para suportes e reuniões remotas)</text:span>;</text:p>
      <text:p text:style-name="P14"><text:tab/>→<text:span text:style-name="T22"> Disponibilidae (Alta disponibilidade do sistema para acesso web);</text:span></text:p>
      <text:p text:style-name="P14"><text:tab/>→<text:span text:style-name="T22"> S</text:span>egurança <text:span text:style-name="T23">(Necessidade de segurança interna na rede)</text:span>; </text:p>
      <text:p text:style-name="P14"/>
      <text:p text:style-name="P7">Ferramentas para medir métricas</text:p>
      <text:p text:style-name="P20">As ferramentas utilizadas para medir as métricas serviço são:</text:p>
      <text:p text:style-name="P20"><text:tab/>→ Ping, traceroute, TCPdum.</text:p>
      <text:p text:style-name="P16"><text:span text:style-name="T3"><text:tab/></text:span></text:p>
      <text:p text:style-name="P16"/>
      <text:p text:style-name="P6">Definição da Arquitetura</text:p>
      <text:p text:style-name="P18"><text:span text:style-name="T2">Equipamentos de rede</text:span></text:p>
      <text:p text:style-name="P9"/>
      <text:p text:style-name="P5">Layout Lógico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4:39:44.983064232</meta:creation-date>
    <dc:date>2014-11-25T16:48:34.399060043</dc:date>
    <meta:editing-duration>PT1H38M24S</meta:editing-duration>
    <meta:editing-cycles>32</meta:editing-cycles>
    <meta:generator>LibreOffice/4.2.7.2$Linux_X86_64 LibreOffice_project/420m0$Build-2</meta:generator>
    <meta:document-statistic meta:table-count="0" meta:image-count="0" meta:object-count="0" meta:page-count="2" meta:paragraph-count="25" meta:word-count="377" meta:character-count="2444" meta:non-whitespace-character-count="2072"/>
  </office:meta>
</office:document-meta>
</file>